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Object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Object_20_index_20_heading" style:master-page-name="First_20_Page">
      <style:paragraph-properties style:page-number="auto"/>
    </style:style>
    <style:style style:name="P3" style:family="paragraph" style:parent-style-name="Footer">
      <style:paragraph-properties fo:text-align="center" style:justify-single-word="fals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Change Style Object Index</text:h>
      <text:p text:style-name="Text_20_body">A simple formula: <draw:frame draw:style-name="fr1" draw:name="Object1" text:anchor-type="as-char" svg:width="1.56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Another formula: <draw:frame draw:style-name="fr1" draw:name="Object2" text:anchor-type="as-char" svg:width="1.56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object-index text:style-name="Sect1" text:protected="true" text:name="Table of Objects2">
        <text:object-index-source text:use-math-objects="true">
          <text:index-title-template text:style-name="Object_20_index_20_heading">Table of Objects</text:index-title-template>
          <text:object-index-entry-template text:style-name="Object_20_index_20_1">
            <text:index-entry-text/>
            <text:index-entry-tab-stop style:type="right" style:leader-char="."/>
            <text:index-entry-page-number/>
          </text:object-index-entry-template>
        </text:object-index-source>
        <text:index-body>
          <text:index-title text:style-name="Sect1" text:name="Table of Objects2_Head">
            <text:p text:style-name="P2">Table of Objects</text:p>
          </text:index-title>
          <text:p text:style-name="P1">Object1<text:tab/>1</text:p>
          <text:p text:style-name="P1">Object2<text:tab/>1</text:p>
        </text:index-body>
      </text:object-index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7:23</dc:date>
    <dc:creator>Vincent Spiewak</dc:creator>
    <meta:editing-duration>PT00H47M25S</meta:editing-duration>
    <meta:editing-cycles>5</meta:editing-cycles>
    <meta:generator>OpenOffice.org/3.1$Unix OpenOffice.org_project/310m11$Build-9399</meta:generator>
    <meta:document-statistic meta:table-count="0" meta:image-count="0" meta:object-count="2" meta:page-count="2" meta:paragraph-count="9" meta:word-count="23" meta:character-count="1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+</math:mo>
        <math:mn>2</math:mn>
      </math:mrow>
      <math:mo math:stretchy="false">=</math:mo>
      <math:mn>3</math:mn>
    </math:mrow>
    <math:annotation math:encoding="StarMath 5.0">1 + 2 = 3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+</math:mo>
        <math:mn>3</math:mn>
      </math:mrow>
      <math:mo math:stretchy="false">=</math:mo>
      <math:mn>5</math:mn>
    </math:mrow>
    <math:annotation math:encoding="StarMath 5.0">2 + 3 = 5</math:annotation>
  </math:semantics>
</math:math>
</file>